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6.514cm"/>
    </style:style>
    <style:style style:name="co7" style:family="table-column">
      <style:table-column-properties fo:break-before="auto" style:column-width="5.542cm"/>
    </style:style>
    <style:style style:name="co8" style:family="table-column">
      <style:table-column-properties fo:break-before="auto" style:column-width="5.951cm"/>
    </style:style>
    <style:style style:name="ro1" style:family="table-row">
      <style:table-row-properties style:row-height="1.73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2.249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4820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0">
      <style:table-cell-properties fo:background-color="#77bc6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7f7f7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0">
      <style:table-cell-properties fo:background-color="#b4c7d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48204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1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3" table:number-columns-repeated="3" table:default-cell-style-name="ce5"/>
        <table:table-column table:style-name="co4" table:default-cell-style-name="ce1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5" table:number-columns-repeated="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number-columns-repeated="16352" table:default-cell-style-name="ce5"/>
        <table:table-row table:style-name="ro1">
          <table:table-cell table:style-name="ce6"/>
          <table:table-cell table:number-columns-repeated="17"/>
          <table:table-cell table:style-name="ce20" office:value-type="float" office:value="2024" calcext:value-type="float" table:number-columns-spanned="8" table:number-rows-spanned="1">
            <text:p>2024</text:p>
          </table:table-cell>
          <table:covered-table-cell table:number-columns-repeated="7" table:style-name="ce20"/>
          <table:table-cell table:number-columns-repeated="16358"/>
        </table:table-row>
        <table:table-row table:style-name="ro2">
          <table:table-cell/>
          <table:table-cell table:style-name="ce29" office:value-type="string" calcext:value-type="string" table:number-columns-spanned="7" table:number-rows-spanned="1">
            <text:p>ЯНВАРЬ</text:p>
          </table:table-cell>
          <table:covered-table-cell table:number-columns-repeated="6" table:style-name="ce29"/>
          <table:table-cell table:style-name="ce13"/>
          <table:table-cell table:style-name="ce17"/>
          <table:table-cell table:style-name="ce29" office:value-type="string" calcext:value-type="string" table:number-columns-spanned="7" table:number-rows-spanned="1">
            <text:p>ФЕВРАЛЬ</text:p>
          </table:table-cell>
          <table:covered-table-cell table:number-columns-repeated="6" table:style-name="ce29"/>
          <table:table-cell table:style-name="ce13"/>
          <table:table-cell table:style-name="ce17"/>
          <table:table-cell table:style-name="ce29" office:value-type="string" calcext:value-type="string" table:number-columns-spanned="7" table:number-rows-spanned="1">
            <text:p>МАРТ</text:p>
          </table:table-cell>
          <table:covered-table-cell table:number-columns-repeated="6" table:style-name="ce29"/>
          <table:table-cell table:number-columns-repeated="16358"/>
        </table:table-row>
        <table:table-row table:style-name="ro3"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6" table:number-columns-repeated="2"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6" table:number-columns-repeated="2"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 table:number-columns-repeated="1635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15"/>
          <table:table-cell table:style-name="ce18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15"/>
          <table:table-cell table:style-name="ce18" office:value-type="float" office:value="9" calcext:value-type="float">
            <text:p>9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15"/>
          <table:table-cell table:style-name="ce18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15"/>
          <table:table-cell table:style-name="ce18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635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15"/>
          <table:table-cell table:style-name="ce18" office:value-type="float" office:value="7" calcext:value-type="float">
            <text:p>7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15"/>
          <table:table-cell table:style-name="ce18" office:value-type="float" office:value="11" calcext:value-type="float">
            <text:p>1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1635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15"/>
          <table:table-cell table:style-name="ce18" office:value-type="float" office:value="8" calcext:value-type="float">
            <text:p>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15"/>
          <table:table-cell table:style-name="ce18" office:value-type="float" office:value="12" calcext:value-type="float">
            <text:p>1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635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13" table:number-columns-repeated="4"/>
          <table:table-cell table:style-name="ce15"/>
          <table:table-cell table:style-name="ce18" office:value-type="float" office:value="9" calcext:value-type="float">
            <text:p>9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table:number-columns-repeated="3"/>
          <table:table-cell table:style-name="ce15"/>
          <table:table-cell table:style-name="ce18" office:value-type="float" office:value="13" calcext:value-type="float">
            <text:p>1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16358"/>
        </table:table-row>
        <table:table-row table:style-name="ro3">
          <table:table-cell table:style-name="ce2"/>
          <table:table-cell table:style-name="ce9" table:number-columns-repeated="3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2"/>
          <table:table-cell table:style-name="ce8"/>
          <table:table-cell table:style-name="ce9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5"/>
          <table:table-cell table:style-name="ce18"/>
          <table:table-cell table:style-name="ce9" table:number-columns-repeated="5"/>
          <table:table-cell table:style-name="ce8"/>
          <table:table-cell table:style-name="ce14"/>
          <table:table-cell table:number-columns-repeated="16358"/>
        </table:table-row>
        <table:table-row table:style-name="ro4">
          <table:table-cell table:style-name="ce3" table:number-columns-repeated="26"/>
          <table:table-cell table:number-columns-repeated="16358"/>
        </table:table-row>
        <table:table-row table:style-name="ro2">
          <table:table-cell/>
          <table:table-cell table:style-name="ce29" office:value-type="string" calcext:value-type="string" table:number-columns-spanned="7" table:number-rows-spanned="1">
            <text:p>АПРЕЛЬ</text:p>
          </table:table-cell>
          <table:covered-table-cell table:number-columns-repeated="6" table:style-name="ce29"/>
          <table:table-cell table:style-name="ce15"/>
          <table:table-cell table:style-name="ce2"/>
          <table:table-cell table:style-name="ce29" office:value-type="string" calcext:value-type="string" table:number-columns-spanned="7" table:number-rows-spanned="1">
            <text:p>МАЙ</text:p>
          </table:table-cell>
          <table:covered-table-cell table:number-columns-repeated="6" table:style-name="ce29"/>
          <table:table-cell table:style-name="ce15"/>
          <table:table-cell table:style-name="ce2"/>
          <table:table-cell table:style-name="ce29" office:value-type="string" calcext:value-type="string" table:number-columns-spanned="7" table:number-rows-spanned="1">
            <text:p>ИЮНЬ</text:p>
          </table:table-cell>
          <table:covered-table-cell table:number-columns-repeated="6" table:style-name="ce29"/>
          <table:table-cell table:style-name="ce22"/>
          <table:table-cell table:number-columns-repeated="16357"/>
        </table:table-row>
        <table:table-row table:style-name="ro5"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/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/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7"/>
          <table:table-cell table:style-name="ce1" table:number-columns-repeated="1635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15"/>
          <table:table-cell table:style-name="ce42" office:value-type="float" office:value="18" calcext:value-type="float">
            <text:p>18</text:p>
          </table:table-cell>
          <table:table-cell table:style-name="ce9" table:number-columns-repeated="2"/>
          <table:table-cell table:style-name="ce31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15"/>
          <table:table-cell table:style-name="ce42" office:value-type="float" office:value="22" calcext:value-type="float">
            <text:p>22</text:p>
          </table:table-cell>
          <table:table-cell table:style-name="ce9" table:number-columns-repeated="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3"/>
          <table:table-cell table:number-columns-repeated="1635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15"/>
          <table:table-cell table:style-name="ce42" office:value-type="float" office:value="19" calcext:value-type="float">
            <text:p>1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15"/>
          <table:table-cell table:style-name="ce42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3"/>
          <table:table-cell table:number-columns-repeated="1635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15"/>
          <table:table-cell table:style-name="ce42" office:value-type="float" office:value="20" calcext:value-type="float">
            <text:p>2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15"/>
          <table:table-cell table:style-name="ce42" office:value-type="float" office:value="24" calcext:value-type="float">
            <text:p>24</text:p>
          </table:table-cell>
          <table:table-cell table:style-name="ce9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23"/>
          <table:table-cell table:number-columns-repeated="1635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15"/>
          <table:table-cell table:style-name="ce42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15"/>
          <table:table-cell table:style-name="ce42" office:value-type="float" office:value="25" calcext:value-type="float">
            <text:p>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23"/>
          <table:table-cell table:number-columns-repeated="1635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9" table:number-columns-repeated="5"/>
          <table:table-cell table:style-name="ce15"/>
          <table:table-cell table:style-name="ce42" office:value-type="float" office:value="22" calcext:value-type="float">
            <text:p>2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42" office:value-type="float" office:value="26" calcext:value-type="float">
            <text:p>26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24"/>
          <table:table-cell table:number-columns-repeated="16357"/>
        </table:table-row>
        <table:table-row table:style-name="ro3">
          <table:table-cell table:style-name="ce2"/>
          <table:table-cell table:style-name="ce9" table:number-columns-repeated="5"/>
          <table:table-cell table:style-name="ce15" table:number-columns-repeated="3"/>
          <table:table-cell table:style-name="ce42"/>
          <table:table-cell table:style-name="ce9" table:number-columns-repeated="5"/>
          <table:table-cell table:style-name="ce15" table:number-columns-repeated="3"/>
          <table:table-cell table:style-name="ce42"/>
          <table:table-cell table:style-name="ce9" table:number-columns-repeated="2"/>
          <table:table-cell table:style-name="ce15" table:number-columns-repeated="5"/>
          <table:table-cell table:number-columns-repeated="16358"/>
        </table:table-row>
        <table:table-row table:style-name="ro4">
          <table:table-cell table:style-name="ce3" table:number-columns-repeated="26"/>
          <table:table-cell table:number-columns-repeated="16358"/>
        </table:table-row>
        <table:table-row table:style-name="ro2">
          <table:table-cell/>
          <table:table-cell table:style-name="ce29" office:value-type="string" calcext:value-type="string" table:number-columns-spanned="7" table:number-rows-spanned="1">
            <text:p>ИЮЛЬ</text:p>
          </table:table-cell>
          <table:covered-table-cell table:number-columns-repeated="6" table:style-name="ce29"/>
          <table:table-cell table:style-name="ce15"/>
          <table:table-cell table:style-name="ce2"/>
          <table:table-cell table:style-name="ce29" office:value-type="string" calcext:value-type="string" table:number-columns-spanned="7" table:number-rows-spanned="1">
            <text:p>АВГУСТ</text:p>
          </table:table-cell>
          <table:covered-table-cell table:number-columns-repeated="6" table:style-name="ce29"/>
          <table:table-cell table:style-name="ce15"/>
          <table:table-cell table:style-name="ce2"/>
          <table:table-cell table:style-name="ce29" office:value-type="string" calcext:value-type="string" table:number-columns-spanned="7" table:number-rows-spanned="1">
            <text:p>СЕНТЯБРЬ</text:p>
          </table:table-cell>
          <table:covered-table-cell table:number-columns-repeated="6" table:style-name="ce29"/>
          <table:table-cell table:number-columns-repeated="16358"/>
        </table:table-row>
        <table:table-row table:style-name="ro5"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/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/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 table:number-columns-repeated="16358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15"/>
          <table:table-cell table:style-name="ce42" office:value-type="float" office:value="31" calcext:value-type="float">
            <text:p>3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15"/>
          <table:table-cell table:style-name="ce42" office:value-type="float" office:value="35" calcext:value-type="float">
            <text:p>35</text:p>
          </table:table-cell>
          <table:table-cell table:style-name="ce9" table:number-columns-repeated="6"/>
          <table:table-cell table:style-name="ce31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15"/>
          <table:table-cell table:style-name="ce42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15"/>
          <table:table-cell table:style-name="ce42" office:value-type="float" office:value="36" calcext:value-type="float">
            <text:p>3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6358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15"/>
          <table:table-cell table:style-name="ce42" office:value-type="float" office:value="33" calcext:value-type="float">
            <text:p>3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15"/>
          <table:table-cell table:style-name="ce42" office:value-type="float" office:value="37" calcext:value-type="float">
            <text:p>3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16358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15"/>
          <table:table-cell table:style-name="ce42" office:value-type="float" office:value="34" calcext:value-type="float">
            <text:p>3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15"/>
          <table:table-cell table:style-name="ce42" office:value-type="float" office:value="38" calcext:value-type="float">
            <text:p>3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16358"/>
        </table:table-row>
        <table:table-row table:style-name="ro3">
          <table:table-cell table:style-name="ce2" office:value-type="string" calcext:value-type="string">
            <text:p><text:s/>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table:number-columns-repeated="4"/>
          <table:table-cell table:style-name="ce15"/>
          <table:table-cell table:style-name="ce42" office:value-type="float" office:value="35" calcext:value-type="float">
            <text:p>3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2" office:value-type="float" office:value="39" calcext:value-type="float">
            <text:p>39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number-columns-repeated="16358"/>
        </table:table-row>
        <table:table-row table:style-name="ro3">
          <table:table-cell table:style-name="ce2"/>
          <table:table-cell table:style-name="ce9" table:number-columns-repeated="5"/>
          <table:table-cell table:style-name="ce15" table:number-columns-repeated="3"/>
          <table:table-cell table:style-name="ce42"/>
          <table:table-cell table:style-name="ce9" table:number-columns-repeated="5"/>
          <table:table-cell table:style-name="ce15" table:number-columns-repeated="3"/>
          <table:table-cell table:style-name="ce42" office:value-type="float" office:value="40" calcext:value-type="float">
            <text:p>40</text:p>
          </table:table-cell>
          <table:table-cell table:style-name="ce13" office:value-type="float" office:value="30" calcext:value-type="float">
            <text:p>30</text:p>
          </table:table-cell>
          <table:table-cell table:style-name="ce15" table:number-columns-repeated="6"/>
          <table:table-cell table:number-columns-repeated="16358"/>
        </table:table-row>
        <table:table-row table:style-name="ro4">
          <table:table-cell table:style-name="ce4"/>
          <table:table-cell table:style-name="ce11" table:number-columns-repeated="22"/>
          <table:table-cell table:style-name="ce15"/>
          <table:table-cell table:number-columns-repeated="16360"/>
        </table:table-row>
        <table:table-row table:style-name="ro2">
          <table:table-cell/>
          <table:table-cell table:style-name="ce29" office:value-type="string" calcext:value-type="string" table:number-columns-spanned="7" table:number-rows-spanned="1">
            <text:p>ОКТЯБРЬ</text:p>
          </table:table-cell>
          <table:covered-table-cell table:number-columns-repeated="6" table:style-name="ce29"/>
          <table:table-cell table:style-name="ce15"/>
          <table:table-cell table:style-name="ce2"/>
          <table:table-cell table:style-name="ce29" office:value-type="string" calcext:value-type="string" table:number-columns-spanned="7" table:number-rows-spanned="1">
            <text:p>НОЯБРЬ</text:p>
          </table:table-cell>
          <table:covered-table-cell table:number-columns-repeated="6" table:style-name="ce29"/>
          <table:table-cell table:style-name="ce15"/>
          <table:table-cell table:style-name="ce2"/>
          <table:table-cell table:style-name="ce29" office:value-type="string" calcext:value-type="string" table:number-columns-spanned="7" table:number-rows-spanned="1">
            <text:p>ДЕКАБРЬ</text:p>
          </table:table-cell>
          <table:covered-table-cell table:number-columns-repeated="6" table:style-name="ce29"/>
          <table:table-cell table:number-columns-repeated="16358"/>
        </table:table-row>
        <table:table-row table:style-name="ro5"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/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/>
          <table:table-cell/>
          <table:table-cell table:style-name="ce7" office:value-type="string" calcext:value-type="string">
            <text:p>ПН</text:p>
          </table:table-cell>
          <table:table-cell table:style-name="ce7" office:value-type="string" calcext:value-type="string">
            <text:p>ВТ</text:p>
          </table:table-cell>
          <table:table-cell table:style-name="ce7" office:value-type="string" calcext:value-type="string">
            <text:p>СР</text:p>
          </table:table-cell>
          <table:table-cell table:style-name="ce7" office:value-type="string" calcext:value-type="string">
            <text:p>ЧТ</text:p>
          </table:table-cell>
          <table:table-cell table:style-name="ce7" office:value-type="string" calcext:value-type="string">
            <text:p>ПТ</text:p>
          </table:table-cell>
          <table:table-cell table:style-name="ce7" office:value-type="string" calcext:value-type="string">
            <text:p>СБ</text:p>
          </table:table-cell>
          <table:table-cell table:style-name="ce7" office:value-type="string" calcext:value-type="string">
            <text:p>ВС</text:p>
          </table:table-cell>
          <table:table-cell table:style-name="ce1" table:number-columns-repeated="16358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15"/>
          <table:table-cell table:style-name="ce42" office:value-type="float" office:value="44" calcext:value-type="float">
            <text:p>44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/>
          <table:table-cell table:style-name="ce42" office:value-type="float" office:value="48" calcext:value-type="float">
            <text:p>48</text:p>
          </table:table-cell>
          <table:table-cell table:style-name="ce9" table:number-columns-repeated="6"/>
          <table:table-cell table:style-name="ce31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15"/>
          <table:table-cell table:style-name="ce42" office:value-type="float" office:value="45" calcext:value-type="float">
            <text:p>45</text:p>
          </table:table-cell>
          <table:table-cell table:style-name="ce31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15"/>
          <table:table-cell table:style-name="ce42" office:value-type="float" office:value="49" calcext:value-type="float">
            <text:p>4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6358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15"/>
          <table:table-cell table:style-name="ce42" office:value-type="float" office:value="46" calcext:value-type="float">
            <text:p>4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15"/>
          <table:table-cell table:style-name="ce42" office:value-type="float" office:value="50" calcext:value-type="float">
            <text:p>5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16358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15"/>
          <table:table-cell table:style-name="ce42" office:value-type="float" office:value="47" calcext:value-type="float">
            <text:p>4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15"/>
          <table:table-cell table:style-name="ce42" office:value-type="float" office:value="51" calcext:value-type="float">
            <text:p>5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16358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9" table:number-columns-repeated="3"/>
          <table:table-cell table:style-name="ce15"/>
          <table:table-cell table:style-name="ce42" office:value-type="float" office:value="48" calcext:value-type="float">
            <text:p>4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2" office:value-type="float" office:value="52" calcext:value-type="float">
            <text:p>5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number-columns-repeated="16358"/>
        </table:table-row>
        <table:table-row table:style-name="ro3">
          <table:table-cell table:style-name="ce2"/>
          <table:table-cell table:style-name="ce9" table:number-columns-repeated="5"/>
          <table:table-cell table:style-name="ce15" table:number-columns-repeated="4"/>
          <table:table-cell table:style-name="ce9" table:number-columns-repeated="5"/>
          <table:table-cell table:style-name="ce15" table:number-columns-repeated="3"/>
          <table:table-cell table:style-name="ce42" office:value-type="float" office:value="1" calcext:value-type="float">
            <text:p>1</text:p>
          </table:table-cell>
          <table:table-cell table:style-name="ce31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15" table:number-columns-repeated="5"/>
          <table:table-cell table:number-columns-repeated="16358"/>
        </table:table-row>
        <table:table-row table:style-name="ro4">
          <table:table-cell table:number-columns-repeated="23"/>
          <table:table-cell table:style-name="ce47" table:number-columns-spanned="3" table:number-rows-spanned="1"/>
          <table:covered-table-cell table:number-columns-repeated="2" table:style-name="ce47"/>
          <table:table-cell table:number-columns-repeated="16358"/>
        </table:table-row>
        <table:table-row table:style-name="ro5" table:number-rows-repeated="104853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.00.0000</text:date>, <text:time style:data-style-name="N2" text:time-value="16:09:22.3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2-21T12:50:46</meta:creation-date>
    <meta:initial-creator>nhutils</meta:initial-creator>
    <dc:description>http://nhutils.ru</dc:description>
    <dc:language>ru-RU</dc:language>
    <dc:date>2024-01-15T00:11:59.518000000</dc:date>
    <meta:editing-cycles>8</meta:editing-cycles>
    <dc:subject>календарь 2024 А4 книжный - nhutils.ru</dc:subject>
    <dc:title>календарь 2024 А4 книжный</dc:title>
    <meta:editing-duration>PT5H30M37S</meta:editing-duration>
    <meta:generator>LibreOffice/7.6.1.2$Windows_X86_64 LibreOffice_project/f5defcebd022c5bc36bbb79be232cb6926d8f674</meta:generator>
    <meta:document-statistic meta:table-count="1" meta:cell-count="525" meta:object-count="0"/>
    <meta:user-defined meta:name="AppVersion">15.0000</meta:user-defined>
    <meta:user-defined meta:name="Company">nhutils.ru</meta:user-defined>
    <meta:user-defined meta:name="HyperlinkBase">http://nhutils.ru</meta:user-defined>
  </office:meta>
</office:document-meta>
</file>